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draw:shadow="visible"/>
    </style:style>
    <style:style style:name="gr2" style:family="graphic" style:parent-style-name="standard">
      <style:graphic-properties draw:marker-start="Arrow" draw:marker-start-width="0.3cm" draw:textarea-horizontal-align="center" draw:textarea-vertical-align="middle" draw:shadow="visible"/>
    </style:style>
    <style:style style:name="gr3" style:family="graphic" style:parent-style-name="standard">
      <style:graphic-properties draw:fill-color="#e6e6ff" draw:textarea-horizontal-align="justify" draw:textarea-vertical-align="middle" draw:auto-grow-height="false" fo:min-height="0cm" fo:min-width="0cm" fo:wrap-option="no-wrap" draw:shadow="visible"/>
    </style:style>
    <style:style style:name="gr4" style:family="graphic" style:parent-style-name="standard">
      <style:graphic-properties draw:fill-color="#cccccc" draw:textarea-horizontal-align="justify" draw:textarea-vertical-align="middle" draw:auto-grow-height="false" draw:shadow="visible"/>
    </style:style>
    <style:style style:name="gr5" style:family="graphic" style:parent-style-name="standard">
      <style:graphic-properties draw:textarea-horizontal-align="center" draw:textarea-vertical-align="middle" draw:shadow="visible"/>
    </style:style>
    <style:style style:name="gr6" style:family="graphic" style:parent-style-name="standard">
      <style:graphic-properties draw:stroke="none" svg:stroke-color="#000000" draw:fill="solid" draw:fill-color="#e6e6ff" draw:textarea-horizontal-align="left" draw:auto-grow-height="true" draw:auto-grow-width="false" fo:min-height="0cm" fo:min-width="2.5cm" draw:shadow="visible"/>
    </style:style>
    <style:style style:name="gr7" style:family="graphic" style:parent-style-name="standard">
      <style:graphic-properties draw:stroke="none" svg:stroke-color="#000000" draw:fill="solid" draw:fill-color="#cccccc" draw:textarea-horizontal-align="left" draw:auto-grow-height="true" draw:auto-grow-width="true" fo:min-height="0cm" fo:min-width="0cm" draw:shadow="visible"/>
    </style:style>
    <style:style style:name="P1"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128cm" svg:y1="3.614cm" svg:x2="20.128cm" svg:y2="3.614cm">
          <text:p/>
        </draw:line>
        <draw:line draw:style-name="gr2" draw:text-style-name="P1" draw:layer="layout" svg:x1="18.128cm" svg:y1="4.914cm" svg:x2="20.128cm" svg:y2="4.914cm">
          <text:p/>
        </draw:line>
        <draw:custom-shape draw:style-name="gr3" draw:text-style-name="P1" draw:layer="layout" svg:width="6cm" svg:height="3.5cm" svg:x="2.128cm" svg:y="2.414cm">
          <text:p text:style-name="P1"><text:span text:style-name="T1">Launch</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6cm" svg:height="3.5cm" svg:x="11.128cm" svg:y="2.414cm">
          <text:p text:style-name="P1"><text:span text:style-name="T1">Log into</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0.628cm" svg:y1="3.914cm" svg:x2="8.628cm" svg:y2="3.914cm">
          <text:p/>
        </draw:line>
        <draw:custom-shape draw:style-name="gr3" draw:text-style-name="P1" draw:layer="layout" svg:width="6cm" svg:height="3.5cm" svg:x="21.128cm" svg:y="2.414cm">
          <text:p text:style-name="P1"><text:span text:style-name="T1">Log out of</text:span></text:p>
          <text:p text:style-name="P1">Cloud-Bio-Linux </text:p>
          <text:p text:style-name="P1">inst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6.5cm" svg:height="3.5cm" svg:x="21.012cm" svg:y="9.915cm">
          <text:p text:style-name="P1"><text:span text:style-name="T1">Terminate</text:span></text:p>
          <text:p text:style-name="P1">Cloud-Bio-Linux </text:p>
          <text:p text:style-name="P1">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2cm" svg:y1="8cm" svg:x2="27.5cm" svg:y2="8cm">
          <text:p/>
        </draw:line>
        <draw:frame draw:style-name="gr6" draw:layer="layout" svg:width="10.116cm" svg:height="0.962cm" svg:x="2cm" svg:y="6.938cm">
          <draw:text-box>
            <text:p>Costs money when above line</text:p>
          </draw:text-box>
        </draw:frame>
        <draw:line draw:style-name="gr1" draw:text-style-name="P1" draw:layer="layout" svg:x1="24cm" svg:y1="6.1cm" svg:x2="24cm" svg:y2="9.6cm">
          <text:p/>
        </draw:line>
        <draw:frame draw:style-name="gr7" draw:layer="layout" svg:width="17.863cm" svg:height="1.673cm" svg:x="2.019cm" svg:y="8.184cm">
          <draw:text-box>
            <text:p>Terminating results in all data on your instance being deleted. </text:p>
            <text:p>You are no longer charged for the instan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offset-x="0cm" draw:shadow-offset-y="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anager </meta:initial-creator>
    <meta:creation-date>2010-07-21T14:23:59</meta:creation-date>
    <dc:date>2010-07-21T15:01:21</dc:date>
    <dc:creator>manager </dc:creator>
    <meta:editing-duration>PT00H21M59S</meta:editing-duration>
    <meta:editing-cycles>2</meta:editing-cycles>
    <meta:generator>OpenOffice.org/3.2$Unix OpenOffice.org_project/320m12$Build-9483</meta:generator>
    <meta:document-statistic meta:object-count="11"/>
  </office:meta>
</office:document-meta>
</file>